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opacity="50%" draw:textarea-vertical-align="middle" draw:shadow-opacity="50%"/>
    </style:style>
    <style:style style:name="gr2" style:family="graphic" style:parent-style-name="standard">
      <style:graphic-properties draw:stroke="none" svg:stroke-color="#000000" draw:fill-color="#1c1c1c" draw:opacity="100%" draw:textarea-horizontal-align="justify" draw:textarea-vertical-align="middle" draw:auto-grow-height="false" fo:min-height="0.15cm" fo:min-width="3.2cm" draw:shadow-opacity="100%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99" draw:opacity="50%" draw:textarea-horizontal-align="justify" draw:textarea-vertical-align="middle" draw:auto-grow-height="false" fo:min-height="1.448cm" fo:min-width="1.198cm" fo:padding-top="0.15cm" fo:padding-bottom="0.15cm" fo:padding-left="0.275cm" fo:padding-right="0.275cm" draw:shadow="hidden" draw:shadow-opacity="50%"/>
    </style:style>
    <style:style style:name="gr4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000000" draw:marker-start-width="0.059cm" draw:marker-end-width="0.059cm" draw:fill="none" draw:opacity="50%" draw:textarea-horizontal-align="justify" draw:textarea-vertical-align="middle" draw:auto-grow-height="false" fo:min-height="1.164cm" fo:min-width="0.914cm" fo:padding-top="0.149cm" fo:padding-bottom="0.149cm" fo:padding-left="0.274cm" fo:padding-right="0.274cm" draw:shadow="hidden" draw:shadow-opacity="50%"/>
    </style:style>
    <style:style style:name="gr12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loext:graphic-properties draw:fill-color="#1c1c1c" draw:opacity="100%"/>
      <style:paragraph-properties fo:text-align="center"/>
    </style:style>
    <style:style style:name="P3" style:family="paragraph">
      <loext:graphic-properties draw:fill="none" draw:fill-color="#ffff99" draw:opacity="5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10" style:family="paragraph">
      <loext:graphic-properties draw:fill="solid" draw:fill-color="#ffffff" draw:opacity="50%"/>
      <style:text-properties style:font-name="Liberation Sans2" fo:font-size="8pt" fo:font-style="normal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text-properties style:font-name="Liberation Sans2" fo:font-size="7pt" fo:font-style="normal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ffffff"/>
      <style:text-properties style:font-name="Liberation Sans2" fo:font-size="7pt" fo:font-style="normal" fo:font-weight="bold" style:font-size-asian="8pt" style:font-weight-asian="bold" style:font-size-complex="8pt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size="7pt" fo:font-weight="bold" style:font-size-asian="10pt" style:font-weight-asian="bold" style:font-size-complex="10pt" style:font-weight-complex="bold"/>
    </style:style>
    <style:style style:name="T4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5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6" style:family="text">
      <style:text-properties fo:font-size="7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8pt" fo:font-style="normal" fo:font-weight="bold" style:font-size-asian="6pt" style:font-weight-asian="bold" style:font-size-complex="6pt" style:font-weight-complex="bold"/>
    </style:style>
    <style:style style:name="T8" style:family="text">
      <style:text-properties style:font-name="Liberation Sans2" fo:font-size="7pt" fo:font-style="normal" fo:font-weight="bold" style:font-size-asian="10pt" style:font-weight-asian="bold" style:font-size-complex="10pt" style:font-weight-complex="bold"/>
    </style:style>
    <style:style style:name="T9" style:family="text">
      <style:text-properties style:text-position="0% 100%" style:font-name="Liberation Sans2" fo:font-size="7pt" fo:font-style="normal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2" fo:font-size="7pt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cm" svg:height="1cm" svg:x="8.8cm" svg:y="9.5cm" draw:corner-radius="0.35cm">
          <text:p/>
        </draw:rect>
        <draw:path draw:style-name="gr2" draw:text-style-name="P2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3" draw:text-style-name="P3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4" draw:text-style-name="P4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0.8cm" svg:height="0.5cm" svg:x="20cm" svg:y="12.1cm">
            <draw:text-box>
              <text:p><text:span text:style-name="T1">B12</text:span></text:p>
            </draw:text-box>
          </draw:frame>
          <draw:frame draw:style-name="gr5" draw:text-style-name="P6" draw:layer="layout" svg:width="0.8cm" svg:height="0.5cm" svg:x="9cm" svg:y="12.1cm">
            <draw:text-box>
              <text:p><text:span text:style-name="T2">B1</text:span></text:p>
            </draw:text-box>
          </draw:frame>
          <draw:frame draw:style-name="gr5" draw:text-style-name="P6" draw:layer="layout" svg:width="0.8cm" svg:height="0.5cm" svg:x="10cm" svg:y="12.1cm">
            <draw:text-box>
              <text:p><text:span text:style-name="T2">B2</text:span></text:p>
            </draw:text-box>
          </draw:frame>
          <draw:frame draw:style-name="gr5" draw:text-style-name="P6" draw:layer="layout" svg:width="0.8cm" svg:height="0.5cm" svg:x="11cm" svg:y="12.1cm">
            <draw:text-box>
              <text:p><text:span text:style-name="T2">B3</text:span></text:p>
            </draw:text-box>
          </draw:frame>
          <draw:frame draw:style-name="gr5" draw:text-style-name="P6" draw:layer="layout" svg:width="0.8cm" svg:height="0.5cm" svg:x="12cm" svg:y="12.1cm">
            <draw:text-box>
              <text:p><text:span text:style-name="T2">B4</text:span></text:p>
            </draw:text-box>
          </draw:frame>
          <draw:frame draw:style-name="gr5" draw:text-style-name="P6" draw:layer="layout" svg:width="0.8cm" svg:height="0.5cm" svg:x="13cm" svg:y="12.1cm">
            <draw:text-box>
              <text:p><text:span text:style-name="T2">B5</text:span></text:p>
            </draw:text-box>
          </draw:frame>
          <draw:frame draw:style-name="gr5" draw:text-style-name="P6" draw:layer="layout" svg:width="0.8cm" svg:height="0.5cm" svg:x="14cm" svg:y="12.1cm">
            <draw:text-box>
              <text:p><text:span text:style-name="T2">B6</text:span></text:p>
            </draw:text-box>
          </draw:frame>
          <draw:frame draw:style-name="gr5" draw:text-style-name="P6" draw:layer="layout" svg:width="0.8cm" svg:height="0.5cm" svg:x="15cm" svg:y="12.1cm">
            <draw:text-box>
              <text:p><text:span text:style-name="T2">B7</text:span></text:p>
            </draw:text-box>
          </draw:frame>
          <draw:frame draw:style-name="gr5" draw:text-style-name="P6" draw:layer="layout" svg:width="0.8cm" svg:height="0.5cm" svg:x="16cm" svg:y="12.1cm">
            <draw:text-box>
              <text:p><text:span text:style-name="T2">B8</text:span></text:p>
            </draw:text-box>
          </draw:frame>
          <draw:frame draw:style-name="gr5" draw:text-style-name="P6" draw:layer="layout" svg:width="0.8cm" svg:height="0.5cm" svg:x="17cm" svg:y="12.1cm">
            <draw:text-box>
              <text:p><text:span text:style-name="T2">B9</text:span></text:p>
            </draw:text-box>
          </draw:frame>
          <draw:frame draw:style-name="gr5" draw:text-style-name="P6" draw:layer="layout" svg:width="0.8cm" svg:height="0.5cm" svg:x="18cm" svg:y="12.1cm">
            <draw:text-box>
              <text:p><text:span text:style-name="T2">B10</text:span></text:p>
            </draw:text-box>
          </draw:frame>
          <draw:frame draw:style-name="gr5" draw:text-style-name="P6" draw:layer="layout" svg:width="0.8cm" svg:height="0.5cm" svg:x="19cm" svg:y="12.1cm">
            <draw:text-box>
              <text:p><text:span text:style-name="T2">B11</text:span></text:p>
            </draw:text-box>
          </draw:frame>
        </draw:g>
        <draw:frame draw:style-name="gr6" draw:text-style-name="P7" draw:layer="layout" svg:width="0.8cm" svg:height="0.5cm" svg:x="19cm" svg:y="11.4cm">
          <draw:text-box>
            <text:p><text:span text:style-name="T3">RX1+</text:span></text:p>
          </draw:text-box>
        </draw:frame>
        <draw:frame draw:style-name="gr6" draw:text-style-name="P7" draw:layer="layout" svg:width="0.8cm" svg:height="0.5cm" svg:x="18cm" svg:y="11.4cm">
          <draw:text-box>
            <text:p><text:span text:style-name="T3">RX1-</text:span></text:p>
          </draw:text-box>
        </draw:frame>
        <draw:frame draw:style-name="gr6" draw:text-style-name="P8" draw:layer="layout" svg:width="0.8cm" svg:height="0.5cm" svg:x="12cm" svg:y="11.4cm">
          <draw:text-box>
            <text:p><text:span text:style-name="T3">V</text:span><text:span text:style-name="T4">BUS</text:span></text:p>
          </draw:text-box>
        </draw:frame>
        <draw:frame draw:style-name="gr6" draw:text-style-name="P7" draw:layer="layout" svg:width="0.8cm" svg:height="0.5cm" svg:x="16cm" svg:y="11.4cm">
          <draw:text-box>
            <text:p><text:span text:style-name="T3">SBU2</text:span></text:p>
          </draw:text-box>
        </draw:frame>
        <draw:frame draw:style-name="gr7" draw:text-style-name="P8" draw:layer="layout" svg:width="0.8cm" svg:height="0.5cm" svg:x="15cm" svg:y="11.4cm">
          <draw:text-box>
            <text:p/>
          </draw:text-box>
        </draw:frame>
        <draw:frame draw:style-name="gr7" draw:text-style-name="P8" draw:layer="layout" svg:width="0.8cm" svg:height="0.5cm" svg:x="14cm" svg:y="11.4cm">
          <draw:text-box>
            <text:p/>
          </draw:text-box>
        </draw:frame>
        <draw:frame draw:style-name="gr6" draw:text-style-name="P9" draw:layer="layout" svg:width="1cm" svg:height="0.5cm" svg:x="12.9cm" svg:y="11.4cm">
          <draw:text-box>
            <text:p><text:span text:style-name="T5">VCONN</text:span></text:p>
          </draw:text-box>
        </draw:frame>
        <draw:frame draw:style-name="gr6" draw:text-style-name="P8" draw:layer="layout" svg:width="0.8cm" svg:height="0.5cm" svg:x="11cm" svg:y="11.4cm">
          <draw:text-box>
            <text:p><text:span text:style-name="T6">TX2-</text:span></text:p>
          </draw:text-box>
        </draw:frame>
        <draw:frame draw:style-name="gr6" draw:text-style-name="P8" draw:layer="layout" svg:width="0.8cm" svg:height="0.5cm" svg:x="17cm" svg:y="11.4cm">
          <draw:text-box>
            <text:p><text:span text:style-name="T6">VBUS</text:span></text:p>
          </draw:text-box>
        </draw:frame>
        <draw:frame draw:style-name="gr6" draw:text-style-name="P8" draw:layer="layout" svg:width="0.8cm" svg:height="0.5cm" svg:x="10cm" svg:y="11.4cm">
          <draw:text-box>
            <text:p><text:span text:style-name="T6">TX2+</text:span></text:p>
          </draw:text-box>
        </draw:frame>
        <draw:frame draw:style-name="gr6" draw:text-style-name="P7" draw:layer="layout" svg:width="0.8cm" svg:height="0.5cm" svg:x="9cm" svg:y="11.4cm">
          <draw:text-box>
            <text:p><text:span text:style-name="T3">GND</text:span></text:p>
          </draw:text-box>
        </draw:frame>
        <draw:frame draw:style-name="gr6" draw:text-style-name="P8" draw:layer="layout" svg:width="0.8cm" svg:height="0.5cm" svg:x="20cm" svg:y="11.4cm">
          <draw:text-box>
            <text:p><text:span text:style-name="T6">GND</text:span></text:p>
          </draw:text-box>
        </draw:frame>
        <draw:frame draw:style-name="gr8" draw:text-style-name="P10" draw:layer="layout" svg:width="0.8cm" svg:height="0.5cm" svg:x="20cm" svg:y="7.4cm">
          <draw:text-box>
            <text:p><text:span text:style-name="T7">A1</text:span></text:p>
          </draw:text-box>
        </draw:frame>
        <draw:frame draw:style-name="gr8" draw:text-style-name="P10" draw:layer="layout" svg:width="0.8cm" svg:height="0.5cm" svg:x="19cm" svg:y="7.4cm">
          <draw:text-box>
            <text:p><text:span text:style-name="T7">A2</text:span></text:p>
          </draw:text-box>
        </draw:frame>
        <draw:frame draw:style-name="gr8" draw:text-style-name="P10" draw:layer="layout" svg:width="0.8cm" svg:height="0.5cm" svg:x="18cm" svg:y="7.4cm">
          <draw:text-box>
            <text:p><text:span text:style-name="T7">A3</text:span></text:p>
          </draw:text-box>
        </draw:frame>
        <draw:frame draw:style-name="gr8" draw:text-style-name="P10" draw:layer="layout" svg:width="0.8cm" svg:height="0.5cm" svg:x="17cm" svg:y="7.4cm">
          <draw:text-box>
            <text:p><text:span text:style-name="T7">A4</text:span></text:p>
          </draw:text-box>
        </draw:frame>
        <draw:frame draw:style-name="gr8" draw:text-style-name="P10" draw:layer="layout" svg:width="0.8cm" svg:height="0.5cm" svg:x="16cm" svg:y="7.4cm">
          <draw:text-box>
            <text:p><text:span text:style-name="T7">A5</text:span></text:p>
          </draw:text-box>
        </draw:frame>
        <draw:frame draw:style-name="gr8" draw:text-style-name="P10" draw:layer="layout" svg:width="0.8cm" svg:height="0.5cm" svg:x="15cm" svg:y="7.4cm">
          <draw:text-box>
            <text:p><text:span text:style-name="T7">A6</text:span></text:p>
          </draw:text-box>
        </draw:frame>
        <draw:frame draw:style-name="gr8" draw:text-style-name="P10" draw:layer="layout" svg:width="0.8cm" svg:height="0.5cm" svg:x="14cm" svg:y="7.4cm">
          <draw:text-box>
            <text:p><text:span text:style-name="T7">A7</text:span></text:p>
          </draw:text-box>
        </draw:frame>
        <draw:frame draw:style-name="gr8" draw:text-style-name="P10" draw:layer="layout" svg:width="0.8cm" svg:height="0.5cm" svg:x="13cm" svg:y="7.4cm">
          <draw:text-box>
            <text:p><text:span text:style-name="T7">A8</text:span></text:p>
          </draw:text-box>
        </draw:frame>
        <draw:frame draw:style-name="gr8" draw:text-style-name="P10" draw:layer="layout" svg:width="0.8cm" svg:height="0.5cm" svg:x="12cm" svg:y="7.4cm">
          <draw:text-box>
            <text:p><text:span text:style-name="T7">A9</text:span></text:p>
          </draw:text-box>
        </draw:frame>
        <draw:frame draw:style-name="gr8" draw:text-style-name="P10" draw:layer="layout" svg:width="0.8cm" svg:height="0.5cm" svg:x="11cm" svg:y="7.4cm">
          <draw:text-box>
            <text:p><text:span text:style-name="T7">A10</text:span></text:p>
          </draw:text-box>
        </draw:frame>
        <draw:frame draw:style-name="gr8" draw:text-style-name="P10" draw:layer="layout" svg:width="0.8cm" svg:height="0.5cm" svg:x="10cm" svg:y="7.4cm">
          <draw:text-box>
            <text:p><text:span text:style-name="T7">A11</text:span></text:p>
          </draw:text-box>
        </draw:frame>
        <draw:frame draw:style-name="gr8" draw:text-style-name="P10" draw:layer="layout" svg:width="0.8cm" svg:height="0.5cm" svg:x="9cm" svg:y="7.4cm">
          <draw:text-box>
            <text:p><text:span text:style-name="T7">A12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8">TX1-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8">V</text:span><text:span text:style-name="T9">BUS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8">CC1</text:span></text:p>
          </draw:text-box>
        </draw:frame>
        <draw:frame draw:style-name="gr9" draw:text-style-name="P12" draw:layer="layout" svg:width="0.8cm" svg:height="0.5cm" svg:x="15cm" svg:y="8.1cm">
          <draw:text-box>
            <text:p><text:span text:style-name="T10">D+</text:span></text:p>
          </draw:text-box>
        </draw:frame>
        <draw:frame draw:style-name="gr9" draw:text-style-name="P12" draw:layer="layout" svg:width="0.8cm" svg:height="0.5cm" svg:x="14cm" svg:y="8.1cm">
          <draw:text-box>
            <text:p><text:span text:style-name="T10">D-</text:span></text:p>
          </draw:text-box>
        </draw:frame>
        <draw:frame draw:style-name="gr9" draw:text-style-name="P12" draw:layer="layout" svg:width="0.8cm" svg:height="0.5cm" svg:x="13cm" svg:y="8.1cm">
          <draw:text-box>
            <text:p><text:span text:style-name="T10">SBU1</text:span></text:p>
          </draw:text-box>
        </draw:frame>
        <draw:frame draw:style-name="gr9" draw:text-style-name="P12" draw:layer="layout" svg:width="0.8cm" svg:height="0.5cm" svg:x="11cm" svg:y="8.1cm">
          <draw:text-box>
            <text:p><text:span text:style-name="T10">RX2-</text:span></text:p>
          </draw:text-box>
        </draw:frame>
        <draw:frame draw:style-name="gr9" draw:text-style-name="P12" draw:layer="layout" svg:width="0.8cm" svg:height="0.5cm" svg:x="12cm" svg:y="8.1cm">
          <draw:text-box>
            <text:p><text:span text:style-name="T10">VBUS</text:span></text:p>
          </draw:text-box>
        </draw:frame>
        <draw:frame draw:style-name="gr9" draw:text-style-name="P12" draw:layer="layout" svg:width="0.8cm" svg:height="0.5cm" svg:x="10cm" svg:y="8.1cm">
          <draw:text-box>
            <text:p><text:span text:style-name="T10">RX2+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8">TX1+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8">GND</text:span></text:p>
          </draw:text-box>
        </draw:frame>
        <draw:frame draw:style-name="gr9" draw:text-style-name="P12" draw:layer="layout" svg:width="0.8cm" svg:height="0.5cm" svg:x="20cm" svg:y="8.1cm">
          <draw:text-box>
            <text:p><text:span text:style-name="T10">GND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8">GND</text:span></text:p>
          </draw:text-box>
        </draw:frame>
        <draw:g>
          <draw:g>
            <draw:polygon draw:style-name="gr10" draw:text-style-name="P13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1" draw:text-style-name="P14" draw:layer="layout" svg:width="2.099cm" svg:height="1.999cm" svg:x="19.5cm" svg:y="9cm" svg:viewBox="0 0 2100 2000" draw:points="0,0 1100,0 1205,5 1306,20 1403,44 1495,77 1583,118 1666,167 1742,224 1813,287 1876,358 1933,434 1982,517 2023,605 2056,697 2080,794 2095,895 2100,1000 2095,1105 2080,1206 2056,1303 2023,1395 1982,1483 1933,1566 1876,1642 1813,1713 1742,1776 1666,1833 1583,1882 1495,1923 1403,1956 1306,1980 1205,1995 1100,2000 0,2000">
          <text:p/>
        </draw:polyline>
        <draw:polyline draw:style-name="gr11" draw:text-style-name="P14" draw:layer="layout" svg:width="2.099cm" svg:height="1.999cm" svg:x="8.2cm" svg:y="9cm" svg:viewBox="0 0 2100 2000" draw:points="2100,0 1000,0 895,5 794,20 697,44 605,77 517,118 434,167 358,224 287,287 224,358 167,434 118,517 77,605 44,697 20,794 5,895 0,1000 5,1105 20,1206 44,1303 77,1395 118,1483 167,1566 224,1642 287,1713 358,1776 434,1833 517,1882 605,1923 697,1956 794,1980 895,1995 1000,2000 2100,2000">
          <text:p/>
        </draw:polyline>
        <draw:line draw:style-name="gr12" draw:text-style-name="P15" draw:layer="layout" svg:x1="10.7cm" svg:y1="9cm" svg:x2="19.1cm" svg:y2="9cm">
          <text:p/>
        </draw:line>
        <draw:custom-shape draw:style-name="gr4" draw:text-style-name="P4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0.7cm" svg:y1="11cm" svg:x2="19.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2-13T14:43:28.653000000</dc:date>
    <meta:editing-duration>PT12H26M31S</meta:editing-duration>
    <meta:editing-cycles>144</meta:editing-cycles>
    <meta:generator>LibreOffice/5.1.6.2$Windows_X86_64 LibreOffice_project/07ac168c60a517dba0f0d7bc7540f5afa45f0909</meta:generator>
    <meta:document-statistic meta:object-count="95"/>
  </office:meta>
</office:document-meta>
</file>